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Pablo Jesús González Correa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adecuada. Aplica bien algunos de los conceptos, otros los incorpora pero no termina de encajarlos en la solución.</text:p>
      <text:p text:style-name="Text_20_body">Arquitectura correcta. IMPRESCINDIBLE comentarios.</text:p>
      <text:h text:style-name="Heading_20_2" text:outline-level="2">Anotaciones</text:h>
      <text:p text:style-name="Text_20_body">RF:</text:p>
      <text:list xml:id="list4616647814846307787" text:style-name="L1">
        <text:list-item>
          <text:p text:style-name="P1">Acceso correcto, pendiente control autorización. No aparecen errores al inicio.</text:p>
        </text:list-item>
        <text:list-item>
          <text:p text:style-name="P1">Interacción simple y acceso por menú. </text:p>
        </text:list-item>
        <text:list-item>
          <text:p text:style-name="P1">Pendiente personalizar mensajes de validación.</text:p>
        </text:list-item>
        <text:list-item>
          <text:p text:style-name="P1">Dudas lleva a inicio</text:p>
        </text:list-item>
        <text:list-item>
          <text:p text:style-name="P1">No me guarda código</text:p>
        </text:list-item>
        <text:list-item>
          <text:p text:style-name="P1">RF extendidos:</text:p>
          <text:list>
            <text:list-item>
              <text:p text:style-name="P1">Registro de usuarios. No recarga la lista en caso de error.</text:p>
            </text:list-item>
          </text:list>
        </text:list-item>
      </text:list>
      <text:p text:style-name="Text_20_body"/>
      <text:p text:style-name="Text_20_body">RNF:</text:p>
      <text:list xml:id="list1022702079583942697" text:style-name="L2">
        <text:list-item>
          <text:p text:style-name="P2">Empleo de asociaciones simples, la inversa no se emplea.</text:p>
        </text:list-item>
        <text:list-item>
          <text:p text:style-name="P2">DAOs simples.</text:p>
        </text:list-item>
        <text:list-item>
          <text:p text:style-name="P2">Configuración completa</text:p>
        </text:list-item>
        <text:list-item>
          <text:p text:style-name="P2">Definición de internacionalización pero no se usa. Si el francés no está disponible mejor no dar opción.</text:p>
        </text:list-item>
        <text:list-item>
          <text:p text:style-name="P2">Control de errores mejorable.</text:p>
        </text:list-item>
        <text:list-item>
          <text:p text:style-name="P2">Extendidos:</text:p>
          <text:list>
            <text:list-item>
              <text:p text:style-name="P2">AJAX definido, no se emplea</text:p>
            </text:list-item>
          </text:list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2072623580162253462" text:style-name="L3">
        <text:list-item>
          <text:p text:style-name="P3">Incluir los placeholder para ayudar en login (DNI)</text:p>
        </text:list-item>
      </text:list>
      <text:p text:style-name="Text_20_body"><text:soft-page-break/></text:p>
      <text:p text:style-name="Text_20_body">Navegación / Usabilidad</text:p>
      <text:list xml:id="list9191916775375068697" text:style-name="L4">
        <text:list-item>
          <text:p text:style-name="P4">Poder volver a listados desde formulario edición</text:p>
        </text:list-item>
      </text:list>
      <text:p text:style-name="Text_20_body"/>
      <text:p text:style-name="Text_20_body">RNF:</text:p>
      <text:list xml:id="list3778664023628291772" text:style-name="L5">
        <text:list-item>
          <text:p text:style-name="P5">Tiles</text:p>
        </text:list-item>
        <text:list-item>
          <text:p text:style-name="P5">Control de autorización</text:p>
        </text:list-item>
      </text:list>
      <text:p text:style-name="Text_20_body"/>
      <text:p text:style-name="Text_20_body">Adecuación a RF propuestos:</text:p>
      <text:list xml:id="list9171499911933139008" text:style-name="L6">
        <text:list-item>
          <text:p text:style-name="P6">Bloques</text:p>
        </text:list-item>
        <text:list-item>
          <text:p text:style-name="P6">Índices</text:p>
        </text:list-item>
        <text:list-item>
          <text:p text:style-name="P6">Rank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9T23:37:02</dc:date>
    <dc:creator>Alejandro Jurado</dc:creator>
    <meta:editing-duration>PT4H16M8S</meta:editing-duration>
    <meta:editing-cycles>24</meta:editing-cycles>
    <meta:generator>OpenOffice/4.1.1$Unix OpenOffice.org_project/411m6$Build-9775</meta:generator>
    <meta:document-statistic meta:table-count="0" meta:image-count="0" meta:object-count="0" meta:page-count="2" meta:paragraph-count="37" meta:word-count="174" meta:character-count="1063"/>
  </office:meta>
</office:document-meta>
</file>